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23158"/>
    </style:style>
    <style:style style:name="P2" style:family="paragraph" style:parent-style-name="Standard">
      <style:text-properties fo:color="#000000"/>
    </style:style>
    <style:style style:name="P3" style:family="paragraph" style:parent-style-name="Standard">
      <style:text-properties fo:color="#000000" fo:font-style="italic" officeooo:paragraph-rsid="00167c57" style:font-style-asian="italic" style:font-style-complex="italic"/>
    </style:style>
    <style:style style:name="P4" style:family="paragraph" style:parent-style-name="Standard">
      <style:text-properties fo:color="#000000" fo:font-style="italic" officeooo:rsid="000df060" officeooo:paragraph-rsid="003138e1" style:font-style-asian="italic" style:font-style-complex="italic"/>
    </style:style>
    <style:style style:name="P5" style:family="paragraph" style:parent-style-name="Standard">
      <style:text-properties fo:color="#000000" fo:font-style="italic" officeooo:rsid="002eeb55" officeooo:paragraph-rsid="002eeb55" style:font-style-asian="italic" style:font-style-complex="italic"/>
    </style:style>
    <style:style style:name="P6" style:family="paragraph" style:parent-style-name="Standard">
      <style:paragraph-properties fo:text-align="start" style:justify-single-word="false"/>
      <style:text-properties fo:color="#000000" fo:font-style="italic" style:text-underline-style="none" officeooo:rsid="0010d8c7" officeooo:paragraph-rsid="00350b4c" style:font-style-asian="italic" style:font-style-complex="italic"/>
    </style:style>
    <style:style style:name="P7" style:family="paragraph" style:parent-style-name="Standard">
      <style:text-properties fo:color="#000000" officeooo:rsid="00195cd4" officeooo:paragraph-rsid="00195cd4"/>
    </style:style>
    <style:style style:name="P8" style:family="paragraph" style:parent-style-name="Standard">
      <style:text-properties fo:color="#000000" officeooo:rsid="001c3d29" officeooo:paragraph-rsid="001c3d29"/>
    </style:style>
    <style:style style:name="P9" style:family="paragraph" style:parent-style-name="Standard">
      <style:text-properties fo:color="#000000" officeooo:rsid="001c3d29" officeooo:paragraph-rsid="001dbb0a"/>
    </style:style>
    <style:style style:name="P10" style:family="paragraph" style:parent-style-name="Standard">
      <style:text-properties fo:color="#000000" officeooo:rsid="00123158" officeooo:paragraph-rsid="00123158"/>
    </style:style>
    <style:style style:name="P11" style:family="paragraph" style:parent-style-name="Standard">
      <style:text-properties fo:color="#000000" officeooo:rsid="00123158" officeooo:paragraph-rsid="003889e2"/>
    </style:style>
    <style:style style:name="P12" style:family="paragraph" style:parent-style-name="Standard">
      <style:paragraph-properties fo:text-align="start" style:justify-single-word="false"/>
      <style:text-properties fo:color="#000000" officeooo:rsid="000df060" officeooo:paragraph-rsid="000df060"/>
    </style:style>
    <style:style style:name="P13" style:family="paragraph" style:parent-style-name="Standard">
      <style:paragraph-properties fo:text-align="start" style:justify-single-word="false"/>
      <style:text-properties fo:color="#000000" officeooo:rsid="000df060" officeooo:paragraph-rsid="0026d69d"/>
    </style:style>
    <style:style style:name="P14" style:family="paragraph" style:parent-style-name="Standard">
      <style:paragraph-properties fo:text-align="start" style:justify-single-word="false"/>
      <style:text-properties fo:color="#000000" officeooo:rsid="000df060" officeooo:paragraph-rsid="003889e2"/>
    </style:style>
    <style:style style:name="P15" style:family="paragraph" style:parent-style-name="Standard">
      <style:text-properties fo:color="#000000" officeooo:rsid="000df060" officeooo:paragraph-rsid="00123158"/>
    </style:style>
    <style:style style:name="P16" style:family="paragraph" style:parent-style-name="Standard">
      <style:text-properties fo:color="#000000" officeooo:rsid="000df060" officeooo:paragraph-rsid="0029d4dd"/>
    </style:style>
    <style:style style:name="P17" style:family="paragraph" style:parent-style-name="Standard">
      <style:text-properties fo:color="#000000" officeooo:rsid="000df060" officeooo:paragraph-rsid="003138e1"/>
    </style:style>
    <style:style style:name="P18" style:family="paragraph" style:parent-style-name="Standard">
      <style:text-properties fo:color="#000000" officeooo:rsid="000df060" officeooo:paragraph-rsid="003889e2"/>
    </style:style>
    <style:style style:name="P19" style:family="paragraph" style:parent-style-name="Standard">
      <style:paragraph-properties fo:text-align="start" style:justify-single-word="false"/>
      <style:text-properties fo:color="#000000" officeooo:rsid="00167c57" officeooo:paragraph-rsid="00167c57"/>
    </style:style>
    <style:style style:name="P20" style:family="paragraph" style:parent-style-name="Standard">
      <style:paragraph-properties fo:text-align="start" style:justify-single-word="false"/>
      <style:text-properties fo:color="#000000" officeooo:rsid="00167c57" officeooo:paragraph-rsid="0017f38f"/>
    </style:style>
    <style:style style:name="P21" style:family="paragraph" style:parent-style-name="Standard">
      <style:text-properties fo:color="#000000" officeooo:rsid="00167c57" officeooo:paragraph-rsid="0026d69d"/>
    </style:style>
    <style:style style:name="P22" style:family="paragraph" style:parent-style-name="Standard">
      <style:paragraph-properties fo:text-align="start" style:justify-single-word="false"/>
      <style:text-properties fo:color="#000000" officeooo:rsid="0010d8c7" officeooo:paragraph-rsid="0010d8c7"/>
    </style:style>
    <style:style style:name="P23" style:family="paragraph" style:parent-style-name="Standard">
      <style:paragraph-properties fo:text-align="start" style:justify-single-word="false"/>
      <style:text-properties fo:color="#000000" officeooo:rsid="0010d8c7" officeooo:paragraph-rsid="0014f6a8"/>
    </style:style>
    <style:style style:name="P24" style:family="paragraph" style:parent-style-name="Standard">
      <style:paragraph-properties fo:text-align="start" style:justify-single-word="false"/>
      <style:text-properties fo:color="#000000" officeooo:paragraph-rsid="0017f38f"/>
    </style:style>
    <style:style style:name="P25" style:family="paragraph" style:parent-style-name="Standard">
      <style:text-properties fo:color="#000000" officeooo:rsid="001f5119" officeooo:paragraph-rsid="001f5119"/>
    </style:style>
    <style:style style:name="P26" style:family="paragraph" style:parent-style-name="Standard">
      <style:text-properties fo:color="#000000" officeooo:paragraph-rsid="00253c97"/>
    </style:style>
    <style:style style:name="P27" style:family="paragraph" style:parent-style-name="Standard">
      <style:text-properties fo:color="#000000" officeooo:rsid="00253c97" officeooo:paragraph-rsid="00253c97"/>
    </style:style>
    <style:style style:name="P28" style:family="paragraph" style:parent-style-name="Standard">
      <style:paragraph-properties fo:text-align="start" style:justify-single-word="false"/>
      <style:text-properties fo:color="#000000" officeooo:rsid="0025de58" officeooo:paragraph-rsid="003889e2"/>
    </style:style>
    <style:style style:name="P29" style:family="paragraph" style:parent-style-name="Standard">
      <style:text-properties fo:color="#000000" officeooo:rsid="0025de58" officeooo:paragraph-rsid="003889e2"/>
    </style:style>
    <style:style style:name="P30" style:family="paragraph" style:parent-style-name="Standard">
      <style:text-properties fo:color="#000000" officeooo:rsid="0026d69d" officeooo:paragraph-rsid="003889e2"/>
    </style:style>
    <style:style style:name="P31" style:family="paragraph" style:parent-style-name="Standard">
      <style:text-properties fo:color="#000000" style:text-underline-style="solid" style:text-underline-width="auto" style:text-underline-color="font-color" officeooo:rsid="001c3d29" officeooo:paragraph-rsid="001c3d29"/>
    </style:style>
    <style:style style:name="P32" style:family="paragraph" style:parent-style-name="Standard">
      <style:paragraph-properties fo:text-align="start" style:justify-single-word="false"/>
      <style:text-properties fo:color="#000000" style:text-underline-style="solid" style:text-underline-width="auto" style:text-underline-color="font-color" officeooo:rsid="0010d8c7" officeooo:paragraph-rsid="0010d8c7"/>
    </style:style>
    <style:style style:name="P33" style:family="paragraph" style:parent-style-name="Standard">
      <style:paragraph-properties fo:text-align="start" style:justify-single-word="false"/>
      <style:text-properties fo:color="#000000" officeooo:rsid="0028d20b" officeooo:paragraph-rsid="0028d20b"/>
    </style:style>
    <style:style style:name="P34" style:family="paragraph" style:parent-style-name="Standard">
      <style:paragraph-properties fo:text-align="start" style:justify-single-word="false"/>
      <style:text-properties fo:color="#000000" officeooo:rsid="002a9725" officeooo:paragraph-rsid="002a9725"/>
    </style:style>
    <style:style style:name="P35" style:family="paragraph" style:parent-style-name="Standard">
      <style:text-properties fo:color="#000000" officeooo:paragraph-rsid="002ff14c"/>
    </style:style>
    <style:style style:name="P36" style:family="paragraph" style:parent-style-name="Standard">
      <style:paragraph-properties fo:text-align="start" style:justify-single-word="false"/>
      <style:text-properties fo:color="#000000" fo:font-style="normal" officeooo:rsid="0025de58" officeooo:paragraph-rsid="003889e2" style:font-style-asian="normal" style:font-style-complex="normal"/>
    </style:style>
    <style:style style:name="P37" style:family="paragraph" style:parent-style-name="Standard">
      <style:text-properties fo:color="#000000" fo:font-style="normal" officeooo:rsid="002eeb55" officeooo:paragraph-rsid="002eeb55" style:font-style-asian="normal" style:font-style-complex="normal"/>
    </style:style>
    <style:style style:name="P38" style:family="paragraph" style:parent-style-name="Standard">
      <style:paragraph-properties fo:text-align="start" style:justify-single-word="false"/>
      <style:text-properties fo:color="#000000" style:text-underline-style="none" officeooo:rsid="0010d8c7" officeooo:paragraph-rsid="0010d8c7"/>
    </style:style>
    <style:style style:name="P39" style:family="paragraph" style:parent-style-name="Standard">
      <style:paragraph-properties fo:text-align="start" style:justify-single-word="false"/>
      <style:text-properties fo:color="#000000" style:text-underline-style="none" officeooo:rsid="00368ac7" officeooo:paragraph-rsid="00368ac7"/>
    </style:style>
    <style:style style:name="P40" style:family="paragraph" style:parent-style-name="Standard">
      <style:paragraph-properties fo:text-align="start" style:justify-single-word="false"/>
      <style:text-properties fo:color="#000000" style:text-underline-style="none" officeooo:rsid="003889e2" officeooo:paragraph-rsid="003889e2"/>
    </style:style>
    <style:style style:name="P41" style:family="paragraph" style:parent-style-name="Standard">
      <style:paragraph-properties fo:text-align="start" style:justify-single-word="false"/>
      <style:text-properties fo:color="#000000" style:text-underline-style="none" officeooo:rsid="003d5ec5" officeooo:paragraph-rsid="003d5ec5"/>
    </style:style>
    <style:style style:name="P42" style:family="paragraph" style:parent-style-name="Standard">
      <style:text-properties fo:color="#000000" officeooo:paragraph-rsid="003889e2"/>
    </style:style>
    <style:style style:name="P43" style:family="paragraph" style:parent-style-name="Standard">
      <style:paragraph-properties fo:text-align="start" style:justify-single-word="false"/>
      <style:text-properties fo:color="#000000" officeooo:rsid="00399be6" officeooo:paragraph-rsid="00399be6"/>
    </style:style>
    <style:style style:name="P44" style:family="paragraph" style:parent-style-name="Standard">
      <style:text-properties fo:color="#000000" fo:font-weight="bold" officeooo:rsid="00195cd4" officeooo:paragraph-rsid="00195cd4" style:font-weight-asian="bold" style:font-weight-complex="bold"/>
    </style:style>
    <style:style style:name="P45" style:family="paragraph" style:parent-style-name="Standard">
      <style:text-properties fo:color="#000000" fo:font-weight="bold" officeooo:rsid="001c3d29" officeooo:paragraph-rsid="001c3d29" style:font-weight-asian="bold" style:font-weight-complex="bold"/>
    </style:style>
    <style:style style:name="P46" style:family="paragraph" style:parent-style-name="Standard">
      <style:paragraph-properties fo:text-align="start" style:justify-single-word="false"/>
      <style:text-properties fo:color="#000000" officeooo:rsid="003b95b6" officeooo:paragraph-rsid="003b95b6"/>
    </style:style>
    <style:style style:name="P47" style:family="paragraph" style:parent-style-name="Standard">
      <style:text-properties fo:color="#000000" officeooo:rsid="003baf01" officeooo:paragraph-rsid="003baf01"/>
    </style:style>
    <style:style style:name="P48" style:family="paragraph" style:parent-style-name="Standard">
      <style:paragraph-properties fo:text-align="start" style:justify-single-word="false"/>
      <style:text-properties fo:color="#000000" officeooo:rsid="003d5ec5" officeooo:paragraph-rsid="003d5ec5"/>
    </style:style>
    <style:style style:name="P49" style:family="paragraph" style:parent-style-name="Standard">
      <style:text-properties fo:color="#000000" officeooo:rsid="0040e486" officeooo:paragraph-rsid="0040e486"/>
    </style:style>
    <style:style style:name="P50" style:family="paragraph" style:parent-style-name="Standard">
      <style:text-properties officeooo:paragraph-rsid="002ff14c"/>
    </style:style>
    <style:style style:name="P51" style:family="paragraph" style:parent-style-name="Standard">
      <style:paragraph-properties fo:break-before="page"/>
      <style:text-properties fo:color="#000000" officeooo:rsid="000df060" officeooo:paragraph-rsid="000df060"/>
    </style:style>
    <style:style style:name="P52" style:family="paragraph" style:parent-style-name="Heading_20_1">
      <style:paragraph-properties fo:margin-top="0cm" fo:margin-bottom="0cm" loext:contextual-spacing="false"/>
      <style:text-properties fo:color="#000000" fo:font-size="15pt" officeooo:paragraph-rsid="000cb79a" style:font-size-asian="15pt" style:font-size-complex="15pt"/>
    </style:style>
    <style:style style:name="P53" style:family="paragraph" style:parent-style-name="Standard">
      <style:text-properties fo:color="#000000" style:text-underline-style="solid" style:text-underline-width="auto" style:text-underline-color="font-color" officeooo:rsid="0024a695" officeooo:paragraph-rsid="003889e2"/>
    </style:style>
    <style:style style:name="P54" style:family="paragraph" style:parent-style-name="Standard">
      <style:text-properties fo:color="#000000" style:text-underline-style="solid" style:text-underline-width="auto" style:text-underline-color="font-color" officeooo:rsid="004291c2" officeooo:paragraph-rsid="004291c2"/>
    </style:style>
    <style:style style:name="P55" style:family="paragraph" style:parent-style-name="Standard">
      <style:text-properties fo:color="#000000" style:text-underline-style="none" officeooo:rsid="0041ea0f" officeooo:paragraph-rsid="0041ea0f"/>
    </style:style>
    <style:style style:name="P56" style:family="paragraph" style:parent-style-name="Standard">
      <style:text-properties fo:color="#000000" style:text-underline-style="none" officeooo:rsid="004291c2" officeooo:paragraph-rsid="004291c2"/>
    </style:style>
    <style:style style:name="P57" style:family="paragraph" style:parent-style-name="Standard">
      <style:text-properties fo:color="#000000" officeooo:rsid="000df060" officeooo:paragraph-rsid="002eeb55"/>
    </style:style>
    <style:style style:name="P58" style:family="paragraph" style:parent-style-name="Standard">
      <style:text-properties fo:color="#000000" officeooo:rsid="0041ea0f" officeooo:paragraph-rsid="0041ea0f"/>
    </style:style>
    <style:style style:name="P59" style:family="paragraph" style:parent-style-name="Standard">
      <style:text-properties fo:color="#000000" officeooo:rsid="0040e486"/>
    </style:style>
    <style:style style:name="P60" style:family="paragraph" style:parent-style-name="Standard">
      <style:text-properties fo:color="#000000" fo:font-style="normal" officeooo:rsid="003138e1" officeooo:paragraph-rsid="003138e1" style:font-style-asian="normal" style:font-style-complex="normal"/>
    </style:style>
    <style:style style:name="P61" style:family="paragraph" style:parent-style-name="Standard">
      <style:text-properties fo:color="#000000" fo:font-style="normal" style:text-underline-style="solid" style:text-underline-width="auto" style:text-underline-color="font-color" officeooo:rsid="004291c2" officeooo:paragraph-rsid="004291c2" style:font-style-asian="normal" style:font-style-complex="normal"/>
    </style:style>
    <style:style style:name="P62" style:family="paragraph" style:parent-style-name="Standard">
      <style:text-properties fo:color="#000000" fo:font-style="normal" style:text-underline-style="solid" style:text-underline-width="auto" style:text-underline-color="font-color" officeooo:rsid="004291c2" officeooo:paragraph-rsid="0046c502" style:font-style-asian="normal" style:font-style-complex="normal"/>
    </style:style>
    <style:style style:name="P63" style:family="paragraph" style:parent-style-name="Standard">
      <style:paragraph-properties fo:text-align="start" style:justify-single-word="false"/>
      <style:text-properties fo:color="#000000" fo:font-style="normal" style:text-underline-style="solid" style:text-underline-width="auto" style:text-underline-color="font-color" officeooo:rsid="000df060" officeooo:paragraph-rsid="004479fe" style:font-style-asian="normal" style:font-style-complex="normal"/>
    </style:style>
    <style:style style:name="P64" style:family="paragraph" style:parent-style-name="Standard">
      <style:paragraph-properties fo:text-align="start" style:justify-single-word="false"/>
      <style:text-properties fo:color="#000000" officeooo:rsid="002aabbd" officeooo:paragraph-rsid="004479fe"/>
    </style:style>
    <style:style style:name="P65" style:family="paragraph" style:parent-style-name="Standard">
      <style:paragraph-properties fo:text-align="start" style:justify-single-word="false"/>
      <style:text-properties fo:color="#000000" officeooo:rsid="0010d8c7" officeooo:paragraph-rsid="0010d8c7"/>
    </style:style>
    <style:style style:name="P66" style:family="paragraph" style:parent-style-name="Standard">
      <style:paragraph-properties fo:text-align="start" style:justify-single-word="false"/>
      <style:text-properties fo:color="#000000" fo:font-style="italic" officeooo:rsid="00167c57" officeooo:paragraph-rsid="004a4508" style:font-style-asian="italic" style:font-style-complex="italic"/>
    </style:style>
    <style:style style:name="P67" style:family="paragraph" style:parent-style-name="Standard">
      <style:text-properties fo:color="#000000" officeooo:rsid="001c3d29" officeooo:paragraph-rsid="001c3d29"/>
    </style:style>
    <style:style style:name="P68" style:family="paragraph" style:parent-style-name="Standard">
      <style:paragraph-properties fo:text-align="start" style:justify-single-word="false"/>
      <style:text-properties fo:color="#000000" officeooo:rsid="00167c57" officeooo:paragraph-rsid="004a4508"/>
    </style:style>
    <style:style style:name="P69" style:family="paragraph" style:parent-style-name="Standard">
      <style:paragraph-properties fo:text-align="start" style:justify-single-word="false"/>
      <style:text-properties fo:color="#000000" officeooo:rsid="002a9725" officeooo:paragraph-rsid="002a9725"/>
    </style:style>
    <style:style style:name="P70" style:family="paragraph" style:parent-style-name="Standard">
      <style:text-properties officeooo:paragraph-rsid="0041ea0f"/>
    </style:style>
    <style:style style:name="T1" style:family="text">
      <style:text-properties officeooo:rsid="000cb79a"/>
    </style:style>
    <style:style style:name="T2" style:family="text">
      <style:text-properties fo:font-style="italic" style:font-style-asian="italic" style:font-style-complex="italic"/>
    </style:style>
    <style:style style:name="T3" style:family="text">
      <style:text-properties fo:font-style="italic" officeooo:rsid="00198d5b" style:font-style-asian="italic" style:font-style-complex="italic"/>
    </style:style>
    <style:style style:name="T4" style:family="text">
      <style:text-properties fo:font-style="italic" officeooo:rsid="0046c502" style:font-style-asian="italic" style:font-style-complex="italic"/>
    </style:style>
    <style:style style:name="T5" style:family="text">
      <style:text-properties officeooo:rsid="00123158"/>
    </style:style>
    <style:style style:name="T6" style:family="text">
      <style:text-properties officeooo:rsid="00167c57"/>
    </style:style>
    <style:style style:name="T7" style:family="text">
      <style:text-properties fo:font-style="normal" style:font-style-asian="normal" style:font-style-complex="normal"/>
    </style:style>
    <style:style style:name="T8" style:family="text">
      <style:text-properties fo:font-style="normal" officeooo:rsid="00167c57" style:font-style-asian="normal" style:font-style-complex="normal"/>
    </style:style>
    <style:style style:name="T9" style:family="text">
      <style:text-properties fo:font-style="normal" officeooo:rsid="0017f38f" style:font-style-asian="normal" style:font-style-complex="normal"/>
    </style:style>
    <style:style style:name="T10" style:family="text">
      <style:text-properties fo:font-style="normal" officeooo:rsid="00198d5b" style:font-style-asian="normal" style:font-style-complex="normal"/>
    </style:style>
    <style:style style:name="T11" style:family="text">
      <style:text-properties fo:font-style="normal" officeooo:rsid="0029d4dd" style:font-style-asian="normal" style:font-style-complex="normal"/>
    </style:style>
    <style:style style:name="T12" style:family="text">
      <style:text-properties fo:font-style="normal" officeooo:rsid="002eeb55" style:font-style-asian="normal" style:font-style-complex="normal"/>
    </style:style>
    <style:style style:name="T13" style:family="text">
      <style:text-properties fo:font-style="normal" officeooo:rsid="00350b4c" style:font-style-asian="normal" style:font-style-complex="normal"/>
    </style:style>
    <style:style style:name="T14" style:family="text">
      <style:text-properties fo:font-style="normal" officeooo:rsid="00327e32" style:font-style-asian="normal" style:font-style-complex="normal"/>
    </style:style>
    <style:style style:name="T15" style:family="text">
      <style:text-properties fo:font-style="normal" officeooo:rsid="00399be6" style:font-style-asian="normal" style:font-style-complex="normal"/>
    </style:style>
    <style:style style:name="T16" style:family="text">
      <style:text-properties fo:font-style="normal" officeooo:rsid="0046c502" style:font-style-asian="normal" style:font-style-complex="normal"/>
    </style:style>
    <style:style style:name="T17" style:family="text">
      <style:text-properties officeooo:rsid="0017f38f"/>
    </style:style>
    <style:style style:name="T18" style:family="text">
      <style:text-properties fo:color="#000000"/>
    </style:style>
    <style:style style:name="T19" style:family="text">
      <style:text-properties fo:color="#000000" officeooo:rsid="00123158"/>
    </style:style>
    <style:style style:name="T20" style:family="text">
      <style:text-properties fo:color="#000000" officeooo:rsid="00253c97"/>
    </style:style>
    <style:style style:name="T21" style:family="text">
      <style:text-properties fo:color="#000000" officeooo:rsid="0026d69d"/>
    </style:style>
    <style:style style:name="T22" style:family="text">
      <style:text-properties fo:color="#000000" fo:font-style="normal" officeooo:rsid="0041ea0f" style:font-style-asian="normal" style:font-style-complex="normal"/>
    </style:style>
    <style:style style:name="T23" style:family="text">
      <style:text-properties officeooo:rsid="001dbb0a"/>
    </style:style>
    <style:style style:name="T24" style:family="text">
      <style:text-properties officeooo:rsid="00214faa"/>
    </style:style>
    <style:style style:name="T25" style:family="text">
      <style:text-properties officeooo:rsid="00253c97"/>
    </style:style>
    <style:style style:name="T26" style:family="text">
      <style:text-properties officeooo:rsid="0026d69d"/>
    </style:style>
    <style:style style:name="T27" style:family="text">
      <style:text-properties officeooo:rsid="0028d20b"/>
    </style:style>
    <style:style style:name="T28" style:family="text">
      <style:text-properties officeooo:rsid="0029d4dd"/>
    </style:style>
    <style:style style:name="T29" style:family="text">
      <style:text-properties officeooo:rsid="002df7ef"/>
    </style:style>
    <style:style style:name="T30" style:family="text">
      <style:text-properties officeooo:rsid="002eeb55"/>
    </style:style>
    <style:style style:name="T31" style:family="text">
      <style:text-properties officeooo:rsid="003d5ec5"/>
    </style:style>
    <style:style style:name="T32" style:family="text">
      <style:text-properties officeooo:rsid="003dd0f3"/>
    </style:style>
    <style:style style:name="T33" style:family="text">
      <style:text-properties style:text-underline-style="none"/>
    </style:style>
    <style:style style:name="T34" style:family="text">
      <style:text-properties style:text-underline-style="none" officeooo:rsid="004479fe"/>
    </style:style>
    <style:style style:name="T35" style:family="text">
      <style:text-properties style:text-underline-style="none" officeooo:rsid="0045d081"/>
    </style:style>
    <style:style style:name="T36" style:family="text">
      <style:text-properties style:text-underline-style="none" officeooo:rsid="0046c502"/>
    </style:style>
    <style:style style:name="T37" style:family="text">
      <style:text-properties officeooo:rsid="004479fe"/>
    </style:style>
    <style:style style:name="T38" style:family="text">
      <style:text-properties officeooo:rsid="0045d081"/>
    </style:style>
    <style:style style:name="T39" style:family="text">
      <style:text-properties officeooo:rsid="0046c502"/>
    </style:style>
    <style:style style:name="T40" style:family="text">
      <style:text-properties officeooo:rsid="0049ba7c"/>
    </style:style>
    <style:style style:name="T41" style:family="text">
      <style:text-properties officeooo:rsid="004a4508"/>
    </style:style>
    <style:style style:name="T4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text:bookmark text:name="article_titre"/>GIRODET-TRIOSON ANNE LOUIS</text:h>
      <text:h text:style-name="P52" text:outline-level="1">(1767-1824)</text:h>
      <text:p text:style-name="P2"/>
      <text:p text:style-name="P3"><text:span text:style-name="T8">Anne-Louis Girodet, </text:span><text:span text:style-name="T1">Portrait de Chateaubriand, </text:span>Un homme méditant sur les ruines de Rome</text:p>
      <text:p text:style-name="P2"><text:bookmark text:name="notes"/>Huile sur toile, 120 x 96 cm, Saint-Malo, musée d'Histoire et d'Ethnographie, inv. MSM 50.17.1. </text:p>
      <text:p text:style-name="P2"/>
      <text:p text:style-name="P2">SOMMAIRE/<text:span text:style-name="T31">PLAN</text:span></text:p>
      <text:p text:style-name="P2">Présentation de l’oeuvre</text:p>
      <text:p text:style-name="P2">Contexte historique</text:p>
      <text:p text:style-name="P2">Description et Analyse</text:p>
      <text:p text:style-name="P59"/>
      <text:p text:style-name="P54"><text:span text:style-name="T37">P</text:span>roblématique</text:p>
      <text:p text:style-name="P54"/>
      <text:p text:style-name="P56">Pourquoi et comment cette oeuvre est-elle devenue emblématique et a marqué l'histoire de la peinture ?</text:p>
      <text:p text:style-name="P49"/>
      <text:p text:style-name="P44">Girodet</text:p>
      <text:p text:style-name="P7">né à Montargis le 29 janvier 1767</text:p>
      <text:p text:style-name="P7">élève de David en 1785</text:p>
      <text:p text:style-name="P7"><text:span text:style-name="T39">G</text:span>rand prix de peinture en 1789</text:p>
      <text:p text:style-name="P7">mort à Paris le 9 décembre 1824 </text:p>
      <text:p text:style-name="P2"/>
      <text:p text:style-name="P45">Chateaubriand</text:p>
      <text:p text:style-name="P9"><text:span text:style-name="T23">né à </text:span>Saint-Malo, 4 sept. 1768 </text:p>
      <text:p text:style-name="P25">1803, Bonaparte l'avait nommé secrétaire d'ambassade à Rome puis ministre Valois <text:span text:style-name="T29">mais il finit par se retirer de la politique suite à l'exécution d'un </text:span>prince de sang royal.</text:p>
      <text:p text:style-name="P9">mort à Paris le 4 juillet 1848.</text:p>
      <text:p text:style-name="P9"/>
      <text:p text:style-name="P53">Complicité <text:span text:style-name="T26">et attachement à Rome</text:span></text:p>
      <text:p text:style-name="P53"/>
      <text:p text:style-name="P55">Les deux artistes fréquentes les <text:s/>mêmes cercles à Paris, tou<text:span text:style-name="T39">s</text:span> les deux sont érudits et très int<text:span text:style-name="T39">é</text:span>rr<text:span text:style-name="T39">e</text:span>ssés par la poésie et la Rome antique.</text:p>
      <text:p text:style-name="P11"/>
      <text:p text:style-name="P70"><text:span text:style-name="T21">Girodet réside à Rome </text:span><text:span text:style-name="T19">de 1790 à 1794 </text:span><text:span text:style-name="T21">après son Prix de Rome de 1789 (</text:span><text:span text:style-name="T2">Joseph reconnu par ses frères</text:span><text:span text:style-name="T22">)</text:span><text:span text:style-name="T21">, Chateaubriand y passe un an dans l'ambassade de France en 1803.</text:span></text:p>
      <text:p text:style-name="P11"/>
      <text:p text:style-name="P11">Marc Fumaroli <text:span text:style-name="T26">disait d'eux : </text:span>« L'un tenait Rome et l'Italie pour la terre mère du catholicisme des arts, et l'autre pour l'antique terre mère des arts tout court »</text:p>
      <text:p text:style-name="P11"><text:bookmark text:name="notes2"/>Marc Fumaroli, art. cit., p. 59. </text:p>
      <text:p text:style-name="P11"/>
      <text:p text:style-name="P30">Chateaubriand écrit lui-même : <text:span text:style-name="T5"><text:s/>« Je voudrais être artiste : la solitude, l'indépendance, le soleil parmi les ruines et les chefs d'oeuvres, me conviendraient »</text:span></text:p>
      <text:p text:style-name="P11">Mémoires d'outre-tombe, éd. J.-C. Berchet, Garnier, t. III, L. XXIX, chap. 6, p. 211.</text:p>
      <text:p text:style-name="P11"/>
      <text:p text:style-name="P18">« Si j’étais riche et que je puisse voyager à mon aise, l’Italie me verrait tous les deux ans, et peut-être finirais-je par me fixer au milieu des ruines de Rome.» </text:p>
      <text:p text:style-name="P14"><text:span text:style-name="T2">Lettre de Chateaubriand du 10 mai 1811 adressée à son ami John Fraser Frisell.</text:span> </text:p>
      <text:p text:style-name="P14"/>
      <text:p text:style-name="P46">Cahier de croquis à Rome <text:span text:style-name="T31">de Girodet</text:span></text:p>
      <text:p text:style-name="P14"/>
      <text:p text:style-name="P42">-<text:span text:style-name="T8">Anne-Louis Girodet, </text:span><text:span text:style-name="T2">Atala au tombeau</text:span>, huile sur toile, 207 × 267 cm, 1807, Musée du Louvre, Paris</text:p>
      <text:p text:style-name="P42"><text:soft-page-break/></text:p>
      <text:p text:style-name="P29">inspiré de</text:p>
      <text:p text:style-name="P28">- <text:span text:style-name="T2">Atala ou les amours de deux sauvages dans le désert, </text:span><text:span text:style-name="T7">1801 Chateaubriand</text:span></text:p>
      <text:p text:style-name="P36"/>
      <text:p text:style-name="P43"><text:span text:style-name="T7">critique? </text:span><text:span text:style-name="T2">« La plume de M. de Chateaubriand et le pinceau de Girodet pourraient seuls rivaliser de poésie et de style. […] Si l'on veut se faire une idée du tableau de Girodet, qu'on lise Atala ; si l'on n'a pas lu ce magnifique épisode, qu'on vienne voir le tableau de Girodet. »</text:span></text:p>
      <text:p text:style-name="P14"/>
      <text:p text:style-name="P14"><text:span text:style-name="T2">« <text:s/>Malheureusement <text:s/>je <text:s/>n'ai pas l'art de Mr Girodet et tandis qu'il embellit mes <text:s/>peintures, <text:s/>j'ai <text:s/>bien <text:s/>peur <text:s/>de <text:s/>gâter <text:s/>les siennes. <text:s/>», </text:span>troisième <text:s/>édition <text:s/>de <text:s/>son <text:s/>livre <text:s/>des Martyrs, 1810, Chateaubriand.</text:p>
      <text:p text:style-name="P14"/>
      <text:p text:style-name="P8"><text:span text:style-name="T42">Salon de 1810</text:span></text:p>
      <text:p text:style-name="P31"/>
      <text:p text:style-name="P8">Girodet présente sept oeuvres au Salon de 1810, <text:span text:style-name="T2">La Révolte du Caire</text:span> et 6 portraits dont celui de Chateaubriand.</text:p>
      <text:p text:style-name="P8"><text:span text:style-name="T8">-Anne-Louis Girodet, </text:span><text:span text:style-name="T2">Révolte du Caire</text:span>, 1810, huile sur toile, 365 × 500 cm, château de Versailles</text:p>
      <text:p text:style-name="P2"/>
      <text:p text:style-name="P10">"Anonyme" car le nom de Chateaubriand ne figure par sur le livret du salon ni sur le cartel de l'oeuvre.</text:p>
      <text:p text:style-name="P15"/>
      <text:p text:style-name="P16">« Ce portrait qu'on doit à un grand peintre est dit-on celui d'un grand écrivain » </text:p>
      <text:p text:style-name="P16">Journal de Paris (14 février 1811)</text:p>
      <text:p text:style-name="P15"/>
      <text:p text:style-name="P15"><text:span text:style-name="Emphasis"><text:span text:style-name="T11">Boutard écrit que l'oeuvre a été accrochée </text:span></text:span><text:span text:style-name="Emphasis">« où il était impossible de la bien voir ».</text:span></text:p>
      <text:p text:style-name="P15">« Beaux Arts Salon de 1810 », Journal de l'Empire, 9 janvier 1811, in Stéphane Guégan « “Il le fit noir ”. Chateaubriand par Girodet au Salon de 1810 », Bulletin de la Société Chateaubriand, 1995.</text:p>
      <text:p text:style-name="P15"/>
      <text:p text:style-name="P15">Mémoires <text:span text:style-name="T27">de Chateaubriand </text:span>: <text:span text:style-name="T2">« M. Denon reçut le chef-d'oeuvre pour le salon ; en noble courtisan, il le mit prudemment à l'écart. Quand Bonaparte passa sa revue de la galerie, après avoir regardé les tableaux, il dit : “Où est le portrait de Chateaubriand ?” On le sortit de sa cachette. Bonaparte, dont la bouffée généreuse était exhalée, dit, en regardant le portrait : “ Il a l'air d'un conspirateur qui descend par la cheminée” »</text:span> </text:p>
      <text:p text:style-name="P33">Rapporté<text:span text:style-name="T39">e</text:span> seulement, car il n'était pas sur place lors de la visite du couple impérial, <text:span text:style-name="T28">il ne se rend à paris que plus tard.</text:span></text:p>
      <text:p text:style-name="P13"/>
      <text:p text:style-name="P13"/>
      <text:p text:style-name="P1"><text:span text:style-name="T19">Commanditaire : </text:span><text:span text:style-name="T18">Louis-François Bertin, dit l'Aîné, royaliste ami du poète et admirateur du peintre </text:span><text:span text:style-name="T19">qui est à l'origine de la commande d'</text:span><text:span text:style-name="Emphasis"><text:span text:style-name="T18">Atala au Tombeau ou Les funérailles d'Atala </text:span></text:span><text:span text:style-name="T18">exposé au Salon de 1808.</text:span></text:p>
      <text:p text:style-name="P2"/>
      <text:p text:style-name="P21"/>
      <text:p text:style-name="P12"/>
      <text:p text:style-name="P32"><text:span text:style-name="T31">Réalisation/</text:span>Composition</text:p>
      <text:p text:style-name="P32"/>
      <text:p text:style-name="P39">Dessin préparatoire et modello</text:p>
      <text:p text:style-name="P32"/>
      <text:p text:style-name="P40">Modello sous lequel se trouve une étude de tête d'un villageois dans la composition suivante ;</text:p>
      <text:p text:style-name="P6"><text:span text:style-name="T8">-Anne-Louis Girodet , </text:span>Napoléon reçoit les clefs de Vienne à Schönbrunn, le 13 novembre 180,<text:span text:style-name="T13">1808, 380x532 cm, huile sur toile, Musée national du Château de Versailles</text:span></text:p>
      <text:p text:style-name="P32"/>
      <text:p text:style-name="P41">Le modello <text:span text:style-name="T39">a</text:span> tous d'une oeuvre finie si ce n'est les dimensions et les finitions (présence de traits de <text:soft-page-break/>peintures).</text:p>
      <text:p text:style-name="P41">La composition n'a pas changé, tous les él<text:span text:style-name="T39">é</text:span>ments principaux sont déjà là, de la pose au décor en passant par les cheveux au vent.</text:p>
      <text:p text:style-name="P38"/>
      <text:p text:style-name="P38"/>
      <text:p text:style-name="P22"><text:tab/> <text:span text:style-name="T5">2 plans</text:span></text:p>
      <text:p text:style-name="P23"><text:tab/><text:tab/><text:span text:style-name="T5">Chateaubriand et les ruines du Colisée (commentaire pouvoir impérial?)</text:span></text:p>
      <text:p text:style-name="P22"><text:tab/>gestuelle</text:p>
      <text:p text:style-name="P22"><text:tab/><text:tab/>acoudé <text:span text:style-name="T24">= codes statuaire antique / léger déhanché et appuis sur support</text:span></text:p>
      <text:p text:style-name="P22"><text:tab/><text:tab/><text:tab/><text:span text:style-name="T40">comme statuaire antique (chiasme)</text:span></text:p>
      <text:p text:style-name="P22"><text:tab/><text:tab/>main droite dans redingot<text:span text:style-name="T32">e</text:span></text:p>
      <text:p text:style-name="P22"><text:tab/><text:tab/><text:span text:style-name="T5">tête au 3/4 les cheveux au vent</text:span></text:p>
      <text:p text:style-name="P22"><text:tab/><text:tab/>regard <text:span text:style-name="T39">é</text:span>vasif / sort du portrait / pas de frontalité</text:p>
      <text:p text:style-name="P22"><text:tab/><text:span text:style-name="T24">détails</text:span></text:p>
      <text:p text:style-name="P22"><text:tab/><text:tab/><text:span text:style-name="T24">drapé lourd, lierre grimpant = fidélité</text:span></text:p>
      <text:p text:style-name="P22"><text:tab/><text:tab/><text:tab/><text:span text:style-name="T41">s'accorde avec l'air sévère de Chateaubriand</text:span></text:p>
      <text:p text:style-name="P34"><text:tab/><text:tab/><text:tab/><text:tab/><text:span text:style-name="T41">Mélancolie et Nostalgie Contemplative</text:span></text:p>
      <text:p text:style-name="P34"/>
      <text:p text:style-name="P34">La personne est mise en avant et non son cadre social et <text:s/>les apparats qui l'accompagne<text:span text:style-name="T29">nt</text:span> habituellement.</text:p>
      <text:p text:style-name="P22"><text:tab/><text:tab/></text:p>
      <text:p text:style-name="P12"/>
      <text:p text:style-name="P19"><text:bookmark text:name="docs-internal-guid-99b54900-8121-0eeb-808f-6dacb5beefd71"/><text:bookmark text:name="docs-internal-guid-99b54900-8121-0eeb-808f-6dacb5beefd72"/><text:bookmark text:name="docs-internal-guid-99b54900-8121-0eeb-808f-6dacb5beefd73"/><text:bookmark text:name="docs-internal-guid-99b54900-8121-0eeb-808f-6dacb5beefd74"/><text:bookmark text:name="docs-internal-guid-99b54900-8121-0eeb-808f-6dacb5beefd75"/><text:bookmark text:name="docs-internal-guid-99b54900-8121-0eeb-808f-6dacb5beefd76"/><text:bookmark text:name="docs-internal-guid-99b54900-8121-0eeb-808f-6dacb5beefd7"/>Comparaison gestuelle<text:tab/></text:p>
      <text:p text:style-name="P19"><text:span text:style-name="T7">-Anne-Louis Girodet, </text:span><text:span text:style-name="T2">Portrait de Madame Bertin de Vaux</text:span>, <text:s/>1809, huile sur toile, 145x113cm</text:p>
      <text:p text:style-name="P20">-Anne-Louis Girodet, <text:span text:style-name="T2">Portrait du Citoyen Jean-Baptiste Belley, ex-représentant des Colonnies, </text:span>1797, <text:span text:style-name="T17">hu</text:span>ile sur toile, 159x111cm, Musée national des châteaux de Versailles et de Trianon, N° inventaire MV 4616</text:p>
      <text:p text:style-name="P20">-Anne-Louis Girodet, <text:span text:style-name="T2">Portrait de Charles-Melchior Artus, Marquis de Bonchamp</text:span><text:span text:style-name="T7">,</text:span><text:span text:style-name="T9"> h</text:span>uile sur toile, 220x150cm, Musée d'Art et d'Histoire</text:p>
      <text:p text:style-name="P20"/>
      <text:p text:style-name="P48">Autres portraits</text:p>
      <text:p text:style-name="P24"><text:span text:style-name="T6">-</text:span>Paulin Guérin, <text:span text:style-name="T2">Portrait de François-René de Chateaubriand,</text:span><text:span text:style-name="T7"> </text:span><text:span text:style-name="T10">1883</text:span></text:p>
      <text:p text:style-name="P24"><text:span text:style-name="T10">-Pierre Louis Delaval, </text:span><text:span text:style-name="T3">Portrait de François-René</text:span><text:span text:style-name="T10">, vicomte de Chateaubriand, vers 1828</text:span></text:p>
      <text:p text:style-name="P24"><text:span text:style-name="T10">-Antoine ETEX, </text:span><text:span text:style-name="T2">Ch</text:span><text:span text:style-name="T4">a</text:span><text:span text:style-name="T2">teaubriand assis auprès du Grand Bé médite ses Mémoires d’Outre-Tombe,</text:span>Panneau parqueté, 52 x 60,5 cm, <text:span text:style-name="T39">s</text:span>igné et daté en bas à droite: ETEX/1847<text:span text:style-name="T30">L'écrivain décide de présenter le portrait de Girodet comme le seul ayant était fait de sa personne et refuse d'autres commandes.</text:span></text:p>
      <text:p text:style-name="P57"/>
      <text:p text:style-name="P68"><text:span text:style-name="T7">Delécluze dessina le visage de Chateaubriand aux funérailles de Girodet, </text:span><text:span text:style-name="T14">funérailles durant lesquelles l'écrivain remi</text:span><text:span text:style-name="T16">t</text:span><text:span text:style-name="T14"> la Légion d'honneur à son ami décédé.</text:span></text:p>
      <text:p text:style-name="P66">« Personne [...] n’a plus admiré, aimé et estimé Monsieur Girodet que moi ; il a immortalisé mes ébauches et prêté son génie à mes faibles ouvrages. » <text:span text:style-name="T15">Chateaubriand.</text:span></text:p>
      <text:p text:style-name="P58"/>
      <text:p text:style-name="P4">« Girodet avait mis la dernière main à mon portrait. Il le fit noir comme j’étais alors ; mais il le remplit de son génie. »</text:p>
      <text:p text:style-name="P17"><text:span text:style-name="T2">Mémoires d’outre-tombe,</text:span><text:span text:style-name="T12">Chateaubriand</text:span></text:p>
      <text:p text:style-name="P37"/>
      <text:p text:style-name="P5">« Vers le mois de juillet (ou juin) M. de Chateaubriand tomba tout à fait malade […]. Cette maladie fut longue et extrêmement douloureuse. Quelques mois avant, ou peu de temps après, Girodet fit le portrait de mon mari ; il avait encore le teint fort jaune, ce qui ferait croire que ce portrait, d'ailleurs très ressemblant, a poussé au noir : c'est ce qui arrive aux portraits de Girodet »</text:p>
      <text:p text:style-name="P60">Mémoires de Mme de Chateaubriand</text:p>
      <text:p text:style-name="P60"><text:soft-page-break/></text:p>
      <text:p text:style-name="P61">Conclusion</text:p>
      <text:p text:style-name="P61"><text:span text:style-name="T33"/></text:p>
      <text:p text:style-name="P62"><text:span text:style-name="T33">Le portrait de Chateaubriand est atypique non pas temps par sa réalisation et son aspect poétique, qui annonce l'arrivé d'un nouveau genre (le romantisme), mais par ce qu'il est représentatif de la vision d'un célèbre écrivain sur le système politique auquel il s'oppose. </text:span></text:p>
      <text:p text:style-name="P62"><text:span text:style-name="T33">Ce n'est pas la peinture d'une métaphore ou d'une allégorie à l'iconographie antique grecque ou romaine, mais une représentation des sentiments de Chateaubriand </text:span><text:span text:style-name="T34">sous le premier empire. </text:span><text:span text:style-name="T35">Qui aurait pu pass</text:span><text:span text:style-name="T36">er</text:span><text:span text:style-name="T35"> inaperçue si ce n'est à cause de l'animosité entre Bonaparte et l'écrivaint.</text:span></text:p>
      <text:p text:style-name="P61"><text:span text:style-name="T34"/></text:p>
      <text:p text:style-name="P64">L'admiration du sujet représenté n'est pas le but de l'oeuvre, <text:span text:style-name="T37">comme c'est souvent le cas avec les portraits, </text:span>Girodet <text:span text:style-name="T38">a </text:span>cherch<text:span text:style-name="T38">é</text:span> à retranscrire les états d'âme de Chateaubriand et le fond de sa pensée.</text:p>
      <text:p text:style-name="P63"><text:span text:style-name="T34"/></text:p>
      <text:p text:style-name="P51">Webographie :</text:p>
      <text:p text:style-name="P2"/>
      <text:p text:style-name="Standard"><text:span text:style-name="T18">Barthélémy JOBERT, « </text:span><text:span text:style-name="Strong_20_Emphasis"><text:span text:style-name="T18">GIRODET-TRIOSON ANNE LOUIS GIRODET dit (1767-1824)</text:span></text:span><text:span text:style-name="T18"> », </text:span><text:span text:style-name="Emphasis"><text:span text:style-name="T18">Encyclopædia Universalis</text:span></text:span><text:span text:style-name="T18"> [en ligne], consulté le </text:span><text:bookmark text:name="eu-date"/><text:span text:style-name="T18">9 février 2018. URL : </text:span><text:bookmark text:name="eu-url"/><text:span text:style-name="T18">http://www.universalis-edu.com/encyclopedie/girodet-trioson/ </text:span></text:p>
      <text:p text:style-name="P2"/>
      <text:p text:style-name="Standard"><text:span text:style-name="T18">Robert FOHR et Pascal TORRÈS, « Chateaubriand », </text:span><text:span text:style-name="Emphasis"><text:span text:style-name="T18">Histoire par l'image</text:span></text:span><text:span text:style-name="T18"> [en ligne], consulté le 10 Février 2018. URL : http://www.histoire-image.org/etudes/chateaubriand </text:span></text:p>
      <text:p text:style-name="P2"/>
      <text:p text:style-name="P27">titre : LE GUIDE Vallée-Culture hauts-de-seine</text:p>
      <text:p text:style-name="P2"><text:span text:style-name="T25">url : </text:span>http://www.hauts-de-seine.fr/fileadmin/presse/Images/Culture/GIRODET_-_Livret_decouverte_12_pages.pdf</text:p>
      <text:p text:style-name="P27">date de publication : septembre 2015</text:p>
      <text:p text:style-name="P2"/>
      <text:p text:style-name="P27">titre : LE GUIDE Vallée-Culture hauts-de-seine n°31</text:p>
      <text:p text:style-name="P2"><text:span text:style-name="T25">url : </text:span><text:a xlink:type="simple" xlink:href="http://www.hauts-de-seine.fr/fileadmin/PDF/LOISIRS/guidevalleecultureautomne2015n31.pdf" text:style-name="Internet_20_link" text:visited-style-name="Visited_20_Internet_20_Link">http://www.hauts-de-seine.fr/fileadmin/PDF/LOISIRS/guidevalleecultureautomne2015n31.pdf</text:a></text:p>
      <text:p text:style-name="P27">date de publication : automne 2015</text:p>
      <text:p text:style-name="P27"/>
      <text:p text:style-name="P26"><text:span text:style-name="T25">titre : </text:span>Le portrait de Chateaubriand par Girodet au Salon de 1810, Auteur(s) : GAUTIER Céline </text:p>
      <text:p text:style-name="P26"><text:span text:style-name="T25">url : </text:span>https://www.napoleon.org/histoire-des-2-empires/articles/le-portrait-de-chateaubriand-par-girodet-au-salon-de-1810/</text:p>
      <text:p text:style-name="P2"><text:span text:style-name="T25">date</text:span> de publication : Oct.-déc.2010</text:p>
      <text:p text:style-name="P2"/>
      <text:p text:style-name="P2">Robert FOHR et Pascal TORRÈS, « Chateaubriand », <text:span text:style-name="Emphasis">Histoire par l'image</text:span> [en ligne], consulté le 10 Février 2018. URL : http://www.histoire-image.org/etudes/chateaubriand </text:p>
      <text:p text:style-name="P2"/>
      <text:p text:style-name="P50"><text:span text:style-name="T20">titre : </text:span>Anne-Louis Girodet</text:p>
      <text:p text:style-name="P35"><text:span text:style-name="T25">url : </text:span><text:a xlink:type="simple" xlink:href="https://www.artliste.com/anne-louis-girodet/" text:style-name="Internet_20_link" text:visited-style-name="Visited_20_Internet_20_Link"><text:span text:style-name="T25">https://www.artliste.com/anne-louis-girodet/</text:span></text:a></text:p>
      <text:p text:style-name="P35"/>
      <text:p text:style-name="P35">Jérémie BENOÎT, « Les redditions », <text:span text:style-name="Emphasis">Histoire par l'image</text:span> [en ligne], consulté le 11 Février 2018. URL : http://www.histoire-image.org/etudes/redditions?language=fr </text:p>
      <text:p text:style-name="P35"/>
      <text:p text:style-name="P35">Titre : [Cahier de croquis dessinés à Rome] / [Girodet] </text:p>
      <text:p text:style-name="P47">url : <text:a xlink:type="simple" xlink:href="http://gallica.bnf.fr/ark:/12148/btv1b8455968p/f1.planchecontact" text:style-name="Internet_20_link" text:visited-style-name="Visited_20_Internet_20_Link">http://gallica.bnf.fr/ark:/12148/btv1b8455968p/f1.planchecontact</text:a></text:p>
      <text:p text:style-name="P47">Date de mise en ligne : <text:s/>09/04/20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5M53S</meta:editing-duration>
    <meta:editing-cycles>29</meta:editing-cycles>
    <meta:generator>LibreOffice/5.4.1.2$Windows_X86_64 LibreOffice_project/ea7cb86e6eeb2bf3a5af73a8f7777ac570321527</meta:generator>
    <dc:date>2018-02-14T17:31:59.151000000</dc:date>
    <meta:document-statistic meta:table-count="0" meta:image-count="0" meta:object-count="0" meta:page-count="5" meta:paragraph-count="102" meta:word-count="1440" meta:character-count="9252" meta:non-whitespace-character-count="7847"/>
    <meta:user-defined meta:name="Info 1"/>
    <meta:user-defined meta:name="Info 2"/>
    <meta:user-defined meta:name="Info 3"/>
    <meta:user-defined meta:name="Info 4"/>
  </office:meta>
</office:document-meta>
</file>